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6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639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02cm" fo:min-width="2.6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>
      <style:paragraph-properties fo:text-align="start"/>
      <style:text-properties style:text-underline-style="none"/>
    </style:style>
    <style:style style:name="P4" style:family="paragraph">
      <style:paragraph-properties fo:text-align="start"/>
      <style:text-properties fo:font-size="11pt" style:text-underline-style="none" style:font-size-asian="11pt" style:font-size-complex="11pt"/>
    </style:style>
    <style:style style:name="P5" style:family="paragraph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2" style:family="text">
      <style:text-properties fo:font-size="11pt" style:text-underline-style="none" style:font-size-asian="11pt" style:font-size-complex="11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4cm" svg:height="4.318cm" svg:x="2.24cm" svg:y="3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683cm" svg:height="4.445cm" svg:x="8.64cm" svg:y="3.54cm">
          <text:p text:style-name="P1"><text:span text:style-name="T1"><text:s/>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556cm" svg:height="0.683cm" svg:x="2.397cm" svg:y="4.762cm">
          <draw:text-box>
            <text:p text:style-name="P3"><text:span text:style-name="T2">LastNamePattern</text:span></text:p>
          </draw:text-box>
        </draw:frame>
        <draw:frame draw:style-name="gr4" draw:text-style-name="P5" draw:layer="layout" svg:width="3.203cm" svg:height="0.806cm" svg:x="2.572cm" svg:y="3.623cm">
          <draw:text-box>
            <text:p><text:span text:style-name="T3">Parameters</text:span></text:p>
          </draw:text-box>
        </draw:frame>
        <draw:line draw:style-name="gr5" draw:text-style-name="P1" draw:layer="layout" svg:x1="2.24cm" svg:y1="4.556cm" svg:x2="6.08cm" svg:y2="4.556cm">
          <text:p/>
        </draw:line>
        <draw:frame draw:style-name="gr6" draw:text-style-name="P5" draw:layer="layout" svg:width="2.667cm" svg:height="0.889cm" svg:x="9.075cm" svg:y="3.64cm">
          <draw:text-box>
            <text:p text:style-name="P1"><text:span text:style-name="T3">owners</text:span></text:p>
          </draw:text-box>
        </draw:frame>
        <draw:line draw:style-name="gr5" draw:text-style-name="P1" draw:layer="layout" svg:x1="8.69cm" svg:y1="4.556cm" svg:x2="12.323cm" svg:y2="4.556cm">
          <text:p/>
        </draw:line>
        <draw:frame draw:style-name="gr3" draw:text-style-name="P4" draw:layer="layout" svg:width="3.556cm" svg:height="0.683cm" svg:x="8.64cm" svg:y="4.693cm">
          <draw:text-box>
            <text:p text:style-name="P3"><text:span text:style-name="T2">LastNamePattern</text:span></text:p>
          </draw:text-box>
        </draw:frame>
        <draw:line draw:style-name="gr7" draw:text-style-name="P1" draw:layer="layout" svg:x1="6.08cm" svg:y1="5.064cm" svg:x2="8.62cm" svg:y2="5.064cm">
          <text:p/>
        </draw:line>
        <draw:line draw:style-name="gr5" draw:text-style-name="P1" draw:layer="layout" svg:x1="8.64cm" svg:y1="5.376cm" svg:x2="12.323cm" svg:y2="5.376cm">
          <text:p/>
        </draw:line>
        <draw:frame draw:style-name="gr8" draw:text-style-name="P4" draw:layer="layout" svg:width="3.429cm" svg:height="2.652cm" svg:x="8.665cm" svg:y="5.445cm">
          <draw:text-box>
            <text:p text:style-name="P3"><text:span text:style-name="T2">OWNERS_ID</text:span></text:p>
            <text:p text:style-name="P3"><text:span text:style-name="T2">fullName</text:span></text:p>
            <text:p text:style-name="P3"><text:span text:style-name="T2">ADDRESS</text:span></text:p>
            <text:p text:style-name="P3"><text:span text:style-name="T2">CITY</text:span></text:p>
            <text:p text:style-name="P3"><text:span text:style-name="T2">TELEPHON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v </meta:initial-creator>
    <meta:creation-date>2013-08-06T15:54:07</meta:creation-date>
    <dc:date>2013-09-25T11:00:54</dc:date>
    <dc:creator>vv </dc:creator>
    <meta:editing-duration>PT14M17S</meta:editing-duration>
    <meta:editing-cycles>6</meta:editing-cycles>
    <meta:generator>LibreOffice/3.5$Linux_x86 LibreOffice_project/350m1$Build-2</meta:generator>
    <meta:document-statistic meta:object-count="11"/>
  </office:meta>
</office:document-meta>
</file>